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ab-stops>
          <style:tab-stop style:position="8.795cm" style:type="center"/>
          <style:tab-stop style:position="17.542cm" style:type="right"/>
          <style:tab-stop style:position="17.59cm" style:type="right"/>
        </style:tab-stops>
      </style:paragraph-properties>
      <style:text-properties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ab-stops>
          <style:tab-stop style:position="0.503cm"/>
        </style:tab-stops>
      </style:paragraph-properties>
      <style:text-properties fo:font-size="20pt" style:font-size-asian="20pt" style:font-size-complex="20pt"/>
    </style:style>
    <style:style style:name="P8" style:family="paragraph" style:parent-style-name="Standard">
      <style:paragraph-properties fo:text-align="start" style:justify-single-word="false">
        <style:tab-stops>
          <style:tab-stop style:position="0.503cm"/>
        </style:tab-stops>
      </style:paragraph-properties>
      <style:text-properties fo:font-size="10pt" style:font-size-asian="10pt" style:font-size-complex="10pt"/>
    </style:style>
    <style:style style:name="P9" style:family="paragraph" style:parent-style-name="Standard">
      <style:text-properties fo:font-size="16pt" style:text-underline-style="none" style:font-size-asian="16pt" style:font-size-complex="16pt"/>
    </style:style>
    <style:style style:name="P10" style:family="paragraph" style:parent-style-name="Standard">
      <style:text-properties fo:font-size="16pt" style:text-underline-style="none"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style:font-name="Times New Roman" fo:font-size="12pt" style:font-size-asian="12pt" style:font-size-complex="12pt"/>
    </style:style>
    <style:style style:name="P12" style:family="paragraph" style:parent-style-name="Standard">
      <style:text-properties fo:font-size="12pt" style:font-size-asian="12pt" style:font-size-complex="12pt"/>
    </style:style>
    <style:style style:name="P13" style:family="paragraph" style:parent-style-name="Standard">
      <style:paragraph-properties fo:text-align="start" style:justify-single-word="false"/>
      <style:text-properties fo:font-size="12pt" style:font-size-asian="12pt" style:font-size-complex="12pt"/>
    </style:style>
    <style:style style:name="P14" style:family="paragraph" style:parent-style-name="Standard">
      <style:text-properties fo:font-size="12pt" style:text-underline-style="solid" style:text-underline-width="auto" style:text-underline-color="font-color" style:font-size-asian="12pt" style:font-size-complex="12pt"/>
    </style:style>
    <style:style style:name="P15" style:family="paragraph" style:parent-style-name="Standard">
      <style:text-properties fo:font-size="12pt" style:text-underline-style="none" style:font-size-asian="12pt" style:font-size-complex="12pt"/>
    </style:style>
    <style:style style:name="P16" style:family="paragraph" style:parent-style-name="Standard">
      <style:text-properties fo:font-size="12pt" style:text-underline-style="none" fo:font-weight="bold" style:font-size-asian="12pt" style:font-weight-asian="bold" style:font-size-complex="12pt" style:font-weight-complex="bold"/>
    </style:style>
    <style:style style:name="P17" style:family="paragraph" style:parent-style-name="Standard">
      <style:text-properties fo:font-size="12pt" style:text-underline-style="none" fo:font-weight="normal" style:font-size-asian="12pt" style:font-weight-asian="normal" style:font-size-complex="12pt" style:font-weight-complex="normal"/>
    </style:style>
    <style:style style:name="P18" style:family="paragraph" style:parent-style-name="Standard">
      <style:text-properties fo:font-size="12pt" fo:font-weight="normal" style:font-size-asian="12pt" style:font-weight-asian="normal" style:font-size-complex="12pt" style:font-weight-complex="normal"/>
    </style:style>
    <style:style style:name="P19" style:family="paragraph" style:parent-style-name="Standard" style:master-page-name="GDD-Contents">
      <style:paragraph-properties fo:text-align="center" style:justify-single-word="false" style:page-number="auto"/>
      <style:text-properties fo:font-size="20pt" style:font-size-asian="20pt" style:font-size-complex="20pt"/>
    </style:style>
    <style:style style:name="P20" style:family="paragraph" style:parent-style-name="Standard" style:master-page-name="GDD-Standard">
      <style:paragraph-properties style:page-number="1"/>
      <style:text-properties fo:font-size="20pt" style:font-size-asian="20pt" style:font-size-complex="20pt"/>
    </style:style>
    <style:style style:name="P21" style:family="paragraph" style:parent-style-name="Standard" style:master-page-name="GDD-Standard">
      <style:paragraph-properties style:page-number="auto"/>
      <style:text-properties fo:font-size="20pt" style:text-underline-style="none" style:font-size-asian="20pt" style:font-size-complex="20pt"/>
    </style:style>
    <style:style style:name="T1" style:family="text">
      <style:text-properties style:font-name="Times New Roman1"/>
    </style:style>
    <style:style style:name="T2" style:family="text">
      <style:text-properties style:font-name="Times New Roman"/>
    </style:style>
    <style:style style:name="T3" style:family="text">
      <style:text-properties fo:font-size="12pt" style:font-size-asian="12pt" style:font-size-complex="12pt"/>
    </style:style>
    <style:style style:name="T4" style:family="text">
      <style:text-properties fo:font-size="12pt" style:text-underline-style="none" fo:font-weight="normal" style:font-size-asian="12pt" style:font-weight-asian="normal" style:font-size-complex="12pt"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0pt" style:font-size-asian="10pt" style:font-size-complex="10pt"/>
    </style:style>
    <style:style style:name="fr1"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5" svg:x="2.011cm" svg:y="4.471cm" svg:width="4.868cm" svg:height="6.72cm" draw:z-index="0">
        <draw:image xlink:href="http://hydra-media.cursecdn.com/hearthstone.gamepedia.com/thumb/e/ea/Chillwind_Yeti(31).png/184px-Chillwind_Yeti(31).png?version=ee2c8acb1bd0d676b651027347db7635" xlink:type="simple" xlink:show="embed" xlink:actuate="onLoad"/>
      </draw:frame>
      <draw:frame draw:style-name="fr1" draw:name="graphics2" text:anchor-type="page" text:anchor-page-number="5" svg:x="6.877cm" svg:y="4.471cm" svg:width="4.87cm" svg:height="6.72cm" draw:z-index="1">
        <draw:image xlink:href="http://media-hearth.cursecdn.com/avatars/149/6/12253.png" xlink:type="simple" xlink:show="embed" xlink:actuate="onLoad"/>
      </draw:frame>
      <text:p text:style-name="P3"/>
      <text:p text:style-name="P3"/>
      <text:p text:style-name="P3"/>
      <text:p text:style-name="P3"/>
      <text:p text:style-name="P3"/>
      <text:p text:style-name="P3"/>
      <text:p text:style-name="P3"/>
      <text:p text:style-name="P3"/>
      <text:p text:style-name="P4">Game Design Document for:</text:p>
      <text:p text:style-name="P4"/>
      <text:p text:style-name="P3">[NAME PENDING]</text:p>
      <text:p text:style-name="P4">A Digital Card G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All work Copyright <text:span text:style-name="T1">©</text:span><text:span text:style-name="T2"> Touchie Studios</text:span></text:p>
      <text:p text:style-name="P11"/>
      <text:p text:style-name="P11">Written by Adam Gadal</text:p>
      <text:p text:style-name="P11"/>
      <text:p text:style-name="P11">Version 1.00</text:p>
      <text:p text:style-name="P19">Table of Contents</text:p>
      <text:p text:style-name="P13"/>
      <text:p text:style-name="P5">Design History</text:p>
      <text:p text:style-name="P6">Version 1.00</text:p>
      <text:p text:style-name="P5">Game Overview</text:p>
      <text:p text:style-name="P13">Philosophy &amp; Goals</text:p>
      <text:p text:style-name="P7"><text:span text:style-name="T3"><text:tab/></text:span><text:span text:style-name="T6">Card Games Are Fun</text:span></text:p>
      <text:p text:style-name="P8"><text:tab/>Fundamental Rules for Card Games</text:p>
      <text:p text:style-name="P20">Design History</text:p>
      <text:p text:style-name="P12"/>
      <text:p text:style-name="P12">The following lists any changes made to the design document over it's history. <text:s/>Added sections are marked with bullets. <text:s/>If part of a section has been changed, both the before and after of the change will be marked down.</text:p>
      <text:p text:style-name="P12"/>
      <text:p text:style-name="P14">Version 1.00</text:p>
      <text:p text:style-name="P15"/>
      <text:p text:style-name="P15">Added Sections:</text:p>
      <text:p text:style-name="P21">Game Overview</text:p>
      <text:p text:style-name="P15"/>
      <text:p text:style-name="P9">Philosophy &amp; Goals</text:p>
      <text:p text:style-name="P15"/>
      <text:p text:style-name="P16">Card Games Are Fun</text:p>
      <text:p text:style-name="P16"/>
      <text:p text:style-name="P17"><text:tab/>It's a pretty simple statement, and one that has rung true. <text:s/>Whether they be Trading Card Games (TCGs) like Magic: the Gathering, Collectible Card Games (CCGs) like Hearthstone, or even Living Card Games (LCGs) like Android: Netrunner, people enjoy playing card games; especially when they have a competitive element to them.</text:p>
      <text:p text:style-name="P17"/>
      <text:p text:style-name="P17"><text:tab/>In fact one of the shining examples of how successful card games can be is Magic: the Gathering (hereby referred to as M:tG). <text:s/>M:tG at the time of writing has been around for twenty-two years, with it's first release, Limited Edition, being released on August 5, 1993. <text:s/>It is important to note that part of M:tG's success comes from it being one of the first of it's kind to exist. <text:s/>At this point in time M:tG's popularity is monumental, with the largest ever event, Grand Prix Las Vegas 2015, hosting a total of 7,551 competitors. <text:s/>There were so many people, the event had to actually be split up into two smaller Grand Prix events.</text:p>
      <text:p text:style-name="P17"/>
      <text:p text:style-name="P17"><text:tab/>And the success of card games isn't shared by M:tG alone. <text:s/>Hearthstone, a fairly new entrant into the card gaming arena (having only been released March 14, 2014) exploded in popularity. <text:s/>It is consistently in the Top 5 games being streamed live on Twitch.tv, and at the time of writing, the Hearthstone World Championship has an average of 70,000 viewers.</text:p>
      <text:p text:style-name="P17"/>
      <text:p text:style-name="P17"><text:tab/>The above two examples are just a few of the card games that are on the market, and while they might be the most popular, they exemplify how popular card games can be. <text:s/>And if something is popular, it can be profittable.</text:p>
      <text:p text:style-name="P17"/>
      <text:p text:style-name="P16">Fundamental Rules for Card Games</text:p>
      <text:p text:style-name="P17"/>
      <text:p text:style-name="P17"><text:tab/>One thing that is nice with not being the new kid on the block, is that people have done a lot of testing work for you and helped lay out some foundations. <text:s/>With concerns to game design, this means you have a few different rules or structures you can follow. <text:s/>Particularly of interest to this project are a few underlying “rules” put in place for card games in both their design and function.</text:p>
      <text:p text:style-name="P17"/>
      <text:p text:style-name="P17"><text:tab/>Firstly, one of the easiest ways to balance a card's power, is by imposing a cost onto the card. <text:s/>In both M:tG and Hearthstone, this can be seen as the mana system, where cards with more powerful effects cost more mana, and thus can't be played until later on in a game. <text:s/>This cost system also allows for a larger area of design space, since you can make cards that do similar effects, but have the costs be higher or lower, while having the effects be greater or smaller.</text:p>
      <text:p text:style-name="P17"/>
      <text:p text:style-name="P10"><text:span text:style-name="T5"><text:tab/>Now an issue with the cost system is a smaller problem called power-creep. <text:s/>Power-creep is the result of consistent development, and adding of features to a game, where the power level of the new features make older ones obsolete or unusable. <text:s/>This is simply due to newer cards coming out that may </text:span><text:soft-page-break/><text:span text:style-name="T5">have effects that are more efficient than previous iterations, or are simply copies of other cards that are literally just more powerful. <text:s/>A literal example of power-creep in existing card games is in Hearthstone, as shown below:</text:span></text:p>
      <text:p text:style-name="Standard"><text:span text:style-name="T4"><text:tab/>As you can see, the Mechanical yeti is a strict upgrade from the Chillwind Yeti, in that when the creature dies you get a card out of it. <text:s/>Additionally in Hearthstone, having the creature type Mech is also considered part of the creature's power-creep since there are many cards in the game that interact with the Mech subtype.</text:span><text:span text:style-name="T5"> </text:span></text:p>
      <text:p text:style-name="P18"/>
      <text:p text:style-name="P18"><text:tab/>In the opinions of some, power-creep is unavoidable. <text:s/>In the effort to make new and exciting cards for a game, you will inevitably displace the power of other previously made cards. <text:s/>However that isn't to say power-creep cannot be limited. <text:s/>M:tG has been doing a great job at keeping a lid on power-creep, and it is a game that has been around for over twenty years. <text:s/>The secret to limiting power-creep is definitely in understanding how all of the mechanics in your game interact with each other, and how to properly balance them with new, and existing elements.</text:p>
      <text:p text:style-name="P18"/>
      <text:p text:style-name="P18"><text:tab/>The second rule for card games is that there should be different card types which effect the game in various ways. The most basic way that many card games use is to have cards that are one use effects, commonly called spells, and card that have lasting effects, usually represented by creatures or minions. <text:s/>At it's base most every card in standard card games can fit into one of these two categories. <text:s/>Having different types of cards within your game help allow for players to create different strategies in which for them to play, which in turn makes it more enjoyable for them. <text:s/>However, like the cost system, there is also a small downside to various cards types within a game. <text:s/>In this case, it would be in the increase on complexity for your game.</text:p>
      <text:p text:style-name="P18"/>
      <text:p text:style-name="P18"><text:tab/>In many instances, having a complex or simple game isn't too much of a problem. <text:s/>However with card games, the more complexity there is to the game design, the harder it is for newer players to get introduced to the game. <text:s/>Highly complex games are harder to explain, and learn, which can lead to a lower amount of people playing them. <text:s/>Though it should be noted that the people who usually play these high complexity games are the people who enjoy more difficult things. <text:s/>The trick is to try and find an equilibrium, where the overall complexity of the game increases with the players skill level. <text:s/>This is to say that the game is easy to understand for new players, but can be highly complex for more skilled players.</text:p>
      <text:p text:style-name="P18"/>
      <text:p text:style-name="P18"><text:tab/>Games like Starcraft demonstrate this flexible complexity rather well. <text:s/>As a new player, you are introduced to overall simple mechanics, such as gathering materials and building units. <text:s/>However as you play more of the game you learn about more complex mechanics for higher levels of play, such as using hot keys, or setting up action groups with your units or buildings. <text:s/>Setting up a flexible complexity is going to be one of the goals for this project, as it is my wish to make it an easy game to <text:soft-page-break/>understand, while also being complex enough to make you want to get good at playing it.</text:p>
      <text:p text:style-name="P18"/>
      <text:p text:style-name="P1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8.795cm" style:type="center"/>
          <style:tab-stop style:position="17.542cm" style:type="right"/>
          <style:tab-stop style:position="17.59cm" style:type="right"/>
        </style:tab-stops>
      </style:paragraph-properties>
      <style:text-properties fo:font-size="10pt" style:font-size-asian="10pt" style:font-size-complex="10pt"/>
    </style:style>
    <style:style style:name="MP2" style:family="paragraph" style:parent-style-name="Footer">
      <style:paragraph-properties fo:text-align="end" style:justify-single-word="false"/>
    </style:style>
    <style:style style:name="MT1" style:family="text">
      <style:text-properties style:font-name="Times New Roman1"/>
    </style:style>
    <style:style style:name="MT2" style:family="text">
      <style:text-properties style:font-name="Times New Roman"/>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GDD-Contents" style:page-layout-name="Mpm2">
      <style:footer>
        <text:p text:style-name="MP1">Copyright <text:span text:style-name="MT1">©</text:span><text:span text:style-name="MT2"> 2015 Touchie Studios – All Right Reserved</text:span></text:p>
      </style:footer>
    </style:master-page>
    <style:master-page style:name="First_20_Page" style:display-name="First Page" style:page-layout-name="Mpm1" style:next-style-name="Standard"/>
    <style:master-page style:name="GDD-Standard" style:page-layout-name="Mpm3">
      <style:header>
        <text:p text:style-name="MP1">Copyright <text:span text:style-name="MT1">©</text:span><text:span text:style-name="MT2"> 2015 Touchie Studios – All Right Reserved</text:span></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30T15:01:28.76</meta:creation-date>
    <dc:date>2015-11-17T18:46:33.71</dc:date>
    <meta:editing-duration>PT4H28M44S</meta:editing-duration>
    <meta:editing-cycles>3</meta:editing-cycles>
    <meta:generator>OpenOffice/4.1.1$Win32 OpenOffice.org_project/411m6$Build-9775</meta:generator>
    <meta:document-statistic meta:table-count="0" meta:image-count="2" meta:object-count="0" meta:page-count="6" meta:paragraph-count="37" meta:word-count="1164" meta:character-count="6587"/>
  </office:meta>
</office:document-meta>
</file>